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2" style:family="table">
      <style:table-properties style:width="9.719cm" table:align="left"/>
    </style:style>
    <style:style style:name="Tabla2.A" style:family="table-column">
      <style:table-column-properties style:column-width="2.106cm"/>
    </style:style>
    <style:style style:name="Tabla2.B" style:family="table-column">
      <style:table-column-properties style:column-width="1.774cm"/>
    </style:style>
    <style:style style:name="Tabla2.C" style:family="table-column">
      <style:table-column-properties style:column-width="1.963cm"/>
    </style:style>
    <style:style style:name="Tabla2.D" style:family="table-column">
      <style:table-column-properties style:column-width="2.044cm"/>
    </style:style>
    <style:style style:name="Tabla2.E" style:family="table-column">
      <style:table-column-properties style:column-width="1.831cm"/>
    </style:style>
    <style:style style:name="Tabla2.1" style:family="table-row">
      <style:table-row-properties fo:background-color="#ffffff">
        <style:background-image/>
      </style:table-row-properties>
    </style:style>
    <style:style style:name="Tabla2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la2.2" style:family="table-row">
      <style:table-row-properties fo:background-color="#e7e9eb">
        <style:background-image/>
      </style:table-row-properties>
    </style:style>
    <style:style style:name="Tabla2.A2" style:family="table-cell">
      <style:table-cell-properties style:vertical-align="middle" fo:padding-left="0.423cm" fo:padding-right="0.049cm" fo:padding-top="0.212cm" fo:padding-bottom="0.212cm" fo:border="0.05pt solid #d4d4d4"/>
    </style:style>
    <style:style style:name="Tabla2.B2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2.C2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2.D2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2.E2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2.A3" style:family="table-cell">
      <style:table-cell-properties style:vertical-align="middle" fo:padding-left="0.423cm" fo:padding-right="0.049cm" fo:padding-top="0.212cm" fo:padding-bottom="0.212cm" fo:border="0.05pt solid #d4d4d4"/>
    </style:style>
    <style:style style:name="Tabla2.B3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2.C3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2.D3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2.E3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7" style:family="table">
      <style:table-properties style:width="15.187cm" table:align="left"/>
    </style:style>
    <style:style style:name="Tabla7.A" style:family="table-column">
      <style:table-column-properties style:column-width="4.789cm"/>
    </style:style>
    <style:style style:name="Tabla7.B" style:family="table-column">
      <style:table-column-properties style:column-width="10.398cm"/>
    </style:style>
    <style:style style:name="Tabla7.1" style:family="table-row">
      <style:table-row-properties fo:background-color="#e7e9eb">
        <style:background-image/>
      </style:table-row-properties>
    </style:style>
    <style:style style:name="Tabla7.A1" style:family="table-cell">
      <style:table-cell-properties style:vertical-align="middle" fo:padding="0cm" fo:border="none"/>
    </style:style>
    <style:style style:name="Tabla7.2" style:family="table-row">
      <style:table-row-properties fo:background-color="#ffffff">
        <style:background-image/>
      </style:table-row-properties>
    </style:style>
    <style:style style:name="Tabla8" style:family="table">
      <style:table-properties style:width="8.98cm" table:align="left"/>
    </style:style>
    <style:style style:name="Tabla8.A" style:family="table-column">
      <style:table-column-properties style:column-width="1.483cm"/>
    </style:style>
    <style:style style:name="Tabla8.B" style:family="table-column">
      <style:table-column-properties style:column-width="7.497cm"/>
    </style:style>
    <style:style style:name="Tabla8.1" style:family="table-row">
      <style:table-row-properties fo:background-color="#e7e9eb">
        <style:background-image/>
      </style:table-row-properties>
    </style:style>
    <style:style style:name="Tabla8.A1" style:family="table-cell">
      <style:table-cell-properties style:vertical-align="middle" fo:padding="0cm" fo:border="none"/>
    </style:style>
    <style:style style:name="Tabla8.2" style:family="table-row">
      <style:table-row-properties fo:background-color="#ffffff">
        <style:background-image/>
      </style:table-row-properties>
    </style:style>
    <style:style style:name="Tabla1" style:family="table">
      <style:table-properties style:width="17cm" table:align="left"/>
    </style:style>
    <style:style style:name="Tabla1.A" style:family="table-column">
      <style:table-column-properties style:column-width="11.356cm"/>
    </style:style>
    <style:style style:name="Tabla1.B" style:family="table-column">
      <style:table-column-properties style:column-width="5.644cm"/>
    </style:style>
    <style:style style:name="Tabla1.A1" style:family="table-cell">
      <style:table-cell-properties style:vertical-align="middle" fo:padding="0cm" fo:border="none"/>
    </style:style>
    <style:style style:name="Tabla4" style:family="table">
      <style:table-properties style:width="9.604cm" table:align="left"/>
    </style:style>
    <style:style style:name="Tabla4.A" style:family="table-column">
      <style:table-column-properties style:column-width="2.106cm"/>
    </style:style>
    <style:style style:name="Tabla4.B" style:family="table-column">
      <style:table-column-properties style:column-width="1.704cm"/>
    </style:style>
    <style:style style:name="Tabla4.C" style:family="table-column">
      <style:table-column-properties style:column-width="1.963cm"/>
    </style:style>
    <style:style style:name="Tabla4.D" style:family="table-column">
      <style:table-column-properties style:column-width="1.774cm"/>
    </style:style>
    <style:style style:name="Tabla4.E" style:family="table-column">
      <style:table-column-properties style:column-width="2.057cm"/>
    </style:style>
    <style:style style:name="Tabla4.1" style:family="table-row">
      <style:table-row-properties fo:background-color="#ffffff">
        <style:background-image/>
      </style:table-row-properties>
    </style:style>
    <style:style style:name="Tabla4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la4.2" style:family="table-row">
      <style:table-row-properties fo:background-color="#e7e9eb">
        <style:background-image/>
      </style:table-row-properties>
    </style:style>
    <style:style style:name="Tabla4.A2" style:family="table-cell">
      <style:table-cell-properties style:vertical-align="middle" fo:padding-left="0.423cm" fo:padding-right="0.049cm" fo:padding-top="0.212cm" fo:padding-bottom="0.212cm" fo:border="0.05pt solid #d4d4d4"/>
    </style:style>
    <style:style style:name="Tabla4.B2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4.C2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4.D2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4.E2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4.A3" style:family="table-cell">
      <style:table-cell-properties style:vertical-align="middle" fo:padding-left="0.423cm" fo:padding-right="0.049cm" fo:padding-top="0.212cm" fo:padding-bottom="0.212cm" fo:border="0.05pt solid #d4d4d4"/>
    </style:style>
    <style:style style:name="Tabla4.B3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4.C3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4.D3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4.E3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P1" style:family="paragraph" style:parent-style-name="Heading_20_1">
      <style:paragraph-properties fo:margin-left="0cm" fo:margin-right="0cm" fo:margin-top="0.265cm" fo:margin-bottom="0.265cm" style:contextual-spacing="false" fo:text-indent="0cm" style:auto-text-indent="false"/>
    </style:style>
    <style:style style:name="P2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</style:style>
    <style:style style:name="P3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4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  <style:text-properties officeooo:paragraph-rsid="001992b9"/>
    </style:style>
    <style:style style:name="P5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  <style:text-properties officeooo:rsid="001992b9" officeooo:paragraph-rsid="001992b9"/>
    </style:style>
    <style:style style:name="P6" style:family="paragraph" style:parent-style-name="Heading_20_3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7" style:family="paragraph" style:parent-style-name="Preformatted_20_Text">
      <style:paragraph-properties fo:margin-left="0cm" fo:margin-right="0cm" fo:text-indent="0cm" style:auto-text-indent="false"/>
      <style:text-properties loext:padding="0cm" loext:border="none"/>
    </style:style>
    <style:style style:name="P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loext:padding="0cm" loext:border="none"/>
    </style:style>
    <style:style style:name="P9" style:family="paragraph" style:parent-style-name="Table_20_Contents">
      <style:paragraph-properties fo:margin-left="0cm" fo:margin-right="0cm" fo:margin-top="0cm" fo:margin-bottom="0.499cm" style:contextual-spacing="false" fo:text-align="start" style:justify-single-word="false" fo:text-indent="0cm" style:auto-text-indent="false"/>
    </style:style>
    <style:style style:name="P10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paragraph-rsid="001992b9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Table_20_Heading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17" style:family="paragraph" style:parent-style-name="Text_20_body">
      <style:paragraph-properties fo:margin-left="0cm" fo:margin-right="0cm" fo:text-indent="0cm" style:auto-text-indent="false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19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  <style:text-properties loext:padding="0cm" loext:border="none"/>
    </style:style>
    <style:style style:name="P20" style:family="paragraph" style:parent-style-name="Text_20_body" style:list-style-name="L2">
      <style:paragraph-properties fo:margin-left="0cm" fo:margin-right="0cm" fo:text-indent="0cm" style:auto-text-indent="false"/>
      <style:text-properties loext:padding="0cm" loext:border="none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officeooo:paragraph-rsid="001992b9" loext:padding="0cm" loext:border="none"/>
    </style:style>
    <style:style style:name="P2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0000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fo:color="#000000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P24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25" style:family="paragraph" style:parent-style-name="Text_20_body" style:list-style-name="L1">
      <style:paragraph-properties fo:margin-left="0cm" fo:margin-right="0cm" fo:text-indent="0cm" style:auto-text-indent="false"/>
    </style:style>
    <style:style style:name="P26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  <style:text-properties officeooo:paragraph-rsid="001992b9"/>
    </style:style>
    <style:style style:name="P27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</style:style>
    <style:style style:name="P28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  <style:text-properties officeooo:paragraph-rsid="001992b9"/>
    </style:style>
    <style:style style:name="P29" style:family="paragraph" style:parent-style-name="Text_20_body" style:list-style-name="L3">
      <style:paragraph-properties fo:margin-left="0cm" fo:margin-right="0cm" fo:text-indent="0cm" style:auto-text-indent="false"/>
      <style:text-properties officeooo:paragraph-rsid="001992b9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officeooo:paragraph-rsid="001992b9"/>
    </style:style>
    <style:style style:name="P31" style:family="paragraph">
      <style:paragraph-properties fo:text-align="start"/>
      <style:text-properties style:text-line-through-style="none" style:text-line-through-type="none" style:font-name="Liberation Mono" fo:font-size="10pt" fo:font-style="normal" style:text-underline-style="none"/>
    </style:style>
    <style:style style:name="T1" style:family="text">
      <style:text-properties fo:background-color="transparent" loext:char-shading-value="0"/>
    </style:style>
    <style:style style:name="T2" style:family="text">
      <style:text-properties fo:background-color="transparent" loext:char-shading-value="0" loext:padding="0cm" loext:border="none"/>
    </style:style>
    <style:style style:name="T3" style:family="text">
      <style:text-properties loext:padding="0cm" loext:border="none"/>
    </style:style>
    <style:style style:name="T4" style:family="text">
      <style:text-properties fo:color="#0000cd" loext:opacity="100%"/>
    </style:style>
    <style:style style:name="T5" style:family="text">
      <style:text-properties fo:color="#a52a2a" loext:opacity="100%"/>
    </style:style>
    <style:style style:name="T6" style:family="text">
      <style:text-properties fo:color="#ff0000" loext:opacity="100%"/>
    </style:style>
    <style:style style:name="T7" style:family="text">
      <style:text-properties fo:color="#008000" loext:opacity="100%"/>
    </style:style>
    <style:style style:name="T8" style:family="text">
      <style:text-properties loext:padding-left="0cm" loext:padding-right="0.318cm" loext:padding-top="0.212cm" loext:padding-bottom="0.212cm" loext:border-left="none" loext:border-right="0.06pt solid #cccccc" loext:border-top="0.06pt solid #cccccc" loext:border-bottom="0.06pt solid #cccccc"/>
    </style:style>
    <style:style style:name="T9" style:family="text">
      <style:text-properties fo:color="#ff5500" loext:opacity="100%"/>
    </style:style>
    <style:style style:name="T10" style:family="text">
      <style:text-properties officeooo:rsid="001992b9"/>
    </style:style>
    <style:style style:name="T11" style:family="text">
      <style:text-properties officeooo:rsid="001992b9" loext:padding="0cm" loext:border="none"/>
    </style:style>
    <style:style style:name="T12" style:family="text">
      <style:text-properties officeooo:rsid="001992b9" loext:padding-left="0cm" loext:padding-right="0.318cm" loext:padding-top="0.212cm" loext:padding-bottom="0.212cm" loext:border-left="none" loext:border-right="0.06pt solid #cccccc" loext:border-top="0.06pt solid #cccccc" loext:border-bottom="0.06pt solid #cccccc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fo:border="solid" loext:decorative="false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apply-filter="true" form:method="post" form:control-implementation="ooo:com.sun.star.form.component.Form" xlink:href="https://www.w3schools.com/js/exercise_js.asp?filename=exercise_js_string_methods1" xlink:type="simple">
          <form:properties>
            <form:property form:property-name="PropertyChangeNotificationEnabled" office:value-type="boolean" office:boolean-value="true"/>
          </form:properties>
          <form:text form:name="ex1" form:control-implementation="ooo:com.sun.star.form.component.TextField" xml:id="control1" form:id="control1" form:max-length="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Métodos de cadena de JavaScript</text:h>
      <text:h text:style-name="P2" text:outline-level="2"><text:span text:style-name="T3">Métodos básicos de cadenas</text:span></text:h>
      <text:p text:style-name="P18">Las cadenas de Javascript son primitivas e inmutables: todos los métodos de cadena producen una nueva cadena sin alterar la cadena original.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9"><text:span text:style-name="T1"/></text:p>
          </table:table-cell>
          <table:table-cell table:style-name="Tabla1.A1" office:value-type="string">
            <text:p text:style-name="P10"><text:a xlink:type="simple" xlink:href="https://www.w3schools.com/js/js_string_methods.asp#mark_split" text:style-name="Internet_20_link" text:visited-style-name="Visited_20_Internet_20_Link"><text:span text:style-name="T1"/></text:a></text:p>
          </table:table-cell>
        </table:table-row>
      </table:table>
      <text:p text:style-name="Horizontal_20_Line"/>
      <text:h text:style-name="P2" text:outline-level="2"><text:bookmark text:name="mark_length"/>Longitud de la cadena de JavaScript</text:h>
      <text:p text:style-name="P17">La propiedad <text:span text:style-name="Source_20_Text"><text:span text:style-name="T3">length </text:span></text:span>devuelve la longitud de una cadena:</text:p>
      <text:h text:style-name="P6" text:outline-level="3">Ejemplo</text:h>
      <text:p text:style-name="P22"><text:span text:style-name="T4">let</text:span> text = <text:span text:style-name="T5">"ABCDEFGHIJKLMNOPQRSTUVWXYZ"</text:span>;<text:line-break/><text:span text:style-name="T4">let</text:span> length = text.length;</text:p>
      <text:p text:style-name="P16"><text:span text:style-name="T3"><text:s/></text:span></text:p>
      <text:p text:style-name="Horizontal_20_Line"/>
      <text:h text:style-name="P2" text:outline-level="2"><text:bookmark text:name="propertyaccess"/>Extracción de caracteres de cadena</text:h>
      <text:p text:style-name="P17">Hay 4 métodos para extraer caracteres de cadena:</text:p>
      <text:list text:style-name="L1">
        <text:list-item>
          <text:p text:style-name="P24">El método <text:span text:style-name="Source_20_Text"><text:span text:style-name="T3">at(</text:span></text:span><text:span text:style-name="Source_20_Text"><text:span text:style-name="Emphasis"><text:span text:style-name="T3">posi</text:span></text:span></text:span><text:span text:style-name="Source_20_Text"><text:span text:style-name="Emphasis"><text:span text:style-name="T11">ción</text:span></text:span></text:span><text:span text:style-name="Source_20_Text"><text:span text:style-name="T3">)</text:span></text:span></text:p>
        </text:list-item>
        <text:list-item>
          <text:p text:style-name="P26">El método <text:span text:style-name="Source_20_Text"><text:span text:style-name="T3">charAt(</text:span></text:span><text:span text:style-name="Emphasis"><text:span text:style-name="T3">posi</text:span></text:span><text:span text:style-name="Emphasis"><text:span text:style-name="T11">ción</text:span></text:span><text:span text:style-name="Source_20_Text"><text:span text:style-name="T3">)</text:span></text:span></text:p>
        </text:list-item>
        <text:list-item>
          <text:p text:style-name="P26">El método <text:span text:style-name="Source_20_Text"><text:span text:style-name="T3">charCodeAt(</text:span></text:span><text:span text:style-name="Emphasis"><text:span text:style-name="T3">posi</text:span></text:span><text:span text:style-name="Emphasis"><text:span text:style-name="T11">ción</text:span></text:span><text:span text:style-name="Source_20_Text"><text:span text:style-name="T3">)</text:span></text:span></text:p>
        </text:list-item>
        <text:list-item>
          <text:p text:style-name="P25">Usando el acceso a la propiedad [] como en <text:span text:style-name="T10">arrays</text:span></text:p>
        </text:list-item>
      </text:list>
      <text:p text:style-name="Horizontal_20_Line"/>
      <text:h text:style-name="P2" text:outline-level="2"><text:bookmark text:name="mark_charat"/>Cadena JavaScript charAt()</text:h>
      <text:p text:style-name="P17">El  método <text:span text:style-name="Source_20_Text"><text:span text:style-name="T3">charAt() </text:span></text:span>devuelve el carácter en un índice (posición) especificado en una cadena:</text:p>
      <text:h text:style-name="P6" text:outline-level="3">Ejemplo</text:h>
      <text:p text:style-name="P22"><text:span text:style-name="T4">let</text:span> text = <text:span text:style-name="T5">"HELLO WORLD"</text:span>;<text:line-break/><text:span text:style-name="T4">let</text:span> <text:span text:style-name="T4">char</text:span> = text.charAt(<text:span text:style-name="T6">0</text:span>);</text:p>
      <text:p text:style-name="P16"><text:span text:style-name="T3"><text:s/></text:span></text:p>
      <text:p text:style-name="Horizontal_20_Line"/>
      <text:h text:style-name="P2" text:outline-level="2"><text:bookmark text:name="mark_charcodeat"/>Cadena de JavaScript charCodeAt()</text:h>
      <text:p text:style-name="P17">El  método <text:span text:style-name="Source_20_Text"><text:span text:style-name="T3">charCodeAt() </text:span></text:span>devuelve el código del carácter en un índice especificado en una cadena:</text:p>
      <text:p text:style-name="P17">El método devuelve un código UTF-16 (un número entero entre 0 y 65535).</text:p>
      <text:h text:style-name="P6" text:outline-level="3"><text:soft-page-break/>Ejemplo</text:h>
      <text:p text:style-name="P22"><text:span text:style-name="T4">let</text:span> text = <text:span text:style-name="T5">"HELLO WORLD"</text:span>;<text:line-break/><text:span text:style-name="T4">let</text:span> <text:span text:style-name="T4">char</text:span> = text.charCodeAt(<text:span text:style-name="T6">0</text:span>);</text:p>
      <text:p text:style-name="P16"><text:span text:style-name="T3"><text:s/></text:span><text:span text:style-name="T11">Devuelve 72</text:span></text:p>
      <text:p text:style-name="Horizontal_20_Line"/>
      <text:h text:style-name="P2" text:outline-level="2"><text:bookmark text:name="mark_at"/>Cadena de JavaScript <text:span text:style-name="T10">at</text:span>()</text:h>
      <text:p text:style-name="P17"><text:a xlink:type="simple" xlink:href="https://www.w3schools.com/js/js_2022.asp" text:style-name="Internet_20_link" text:visited-style-name="Visited_20_Internet_20_Link"><text:span text:style-name="T1">ES2022</text:span></text:a> introdujo el método de cadena <text:span text:style-name="Source_20_Text"><text:span text:style-name="T3">at()</text:span></text:span>:</text:p>
      <text:h text:style-name="P6" text:outline-level="3">Ejemplos</text:h>
      <text:p text:style-name="P18">Obtenga la tercera letra del nombre:</text:p>
      <text:p text:style-name="P22"><text:span text:style-name="T4">const</text:span> name = <text:span text:style-name="T5">"W3Schools"</text:span>;<text:line-break/><text:span text:style-name="T4">let</text:span> letter = name.at(<text:span text:style-name="T6">2</text:span>);</text:p>
      <text:p text:style-name="P17"><text:span text:style-name="T3"/></text:p>
      <text:p text:style-name="P18">Obtenga la tercera letra del nombre:</text:p>
      <text:p text:style-name="P22"><text:span text:style-name="T4">const</text:span> name = <text:span text:style-name="T5">"W3Schools"</text:span>;<text:line-break/><text:span text:style-name="T4">let</text:span> letter = name[<text:span text:style-name="T6">2</text:span>];</text:p>
      <text:p text:style-name="P17"><text:span text:style-name="T3"/></text:p>
      <text:p text:style-name="P17">El  método <text:span text:style-name="Source_20_Text"><text:span text:style-name="T3">at()</text:span></text:span>devuelve el carácter en un índice (posición) especificado en una cadena.</text:p>
      <text:p text:style-name="P17">El método <text:span text:style-name="Source_20_Text"><text:span text:style-name="T3">at() </text:span></text:span>es compatible con todos los navegadores modernos desde marzo de 2022:</text:p>
      <text:h text:style-name="P3" text:outline-level="2">Nota</text:h>
      <text:p text:style-name="P17"><text:span text:style-name="T3">El método </text:span><text:span text:style-name="Source_20_Text"><text:span text:style-name="T3">at()</text:span></text:span><text:span text:style-name="T3">es una nueva adición a JavaScript.</text:span></text:p>
      <text:p text:style-name="P17"><text:span text:style-name="T3">Permite el uso de índices negativos mientras que </text:span><text:span text:style-name="Source_20_Text"><text:span text:style-name="T3">charAt() </text:span></text:span><text:span text:style-name="T3">no lo hace.</text:span></text:p>
      <text:p text:style-name="P17"><text:span text:style-name="T3">Ahora puedes usar </text:span><text:span text:style-name="Source_20_Text"><text:span text:style-name="T3">myString.at(-2) </text:span></text:span><text:span text:style-name="T3">en lugar de </text:span><text:span text:style-name="Source_20_Text"><text:span text:style-name="T3">charAt(myString.length-2)</text:span></text:span><text:span text:style-name="T3">.</text:span></text:p>
      <text:h text:style-name="P2" text:outline-level="2">Soporte del navegador</text:h>
      <text:p text:style-name="P17"><text:span text:style-name="Source_20_Text"><text:span text:style-name="T3">At() </text:span></text:span>es una característica de ES2022.</text:p>
      <text:p text:style-name="P17">JavaScript 2022 (ES2022) es compatible con todos los navegadores modernos desde marzo de 2023: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 table:style-name="Tabla2.1">
          <table:table-cell table:style-name="Tabla2.A1" office:value-type="string">
            <text:p text:style-name="P15"/>
          </table:table-cell>
          <table:table-cell table:style-name="Tabla2.A1" office:value-type="string">
            <text:p text:style-name="P15"/>
          </table:table-cell>
          <table:table-cell table:style-name="Tabla2.A1" office:value-type="string">
            <text:p text:style-name="P15"/>
          </table:table-cell>
          <table:table-cell table:style-name="Tabla2.A1" office:value-type="string">
            <text:p text:style-name="P15"/>
          </table:table-cell>
          <table:table-cell table:style-name="Tabla2.A1" office:value-type="string">
            <text:p text:style-name="P15"/>
          </table:table-cell>
        </table:table-row>
        <table:table-row table:style-name="Tabla2.2">
          <table:table-cell table:style-name="Tabla2.A2" office:value-type="string">
            <text:p text:style-name="P14">Chrome 94</text:p>
          </table:table-cell>
          <table:table-cell table:style-name="Tabla2.B2" office:value-type="string">
            <text:p text:style-name="P14">Edge 94</text:p>
          </table:table-cell>
          <table:table-cell table:style-name="Tabla2.C2" office:value-type="string">
            <text:p text:style-name="P14">Firefox 93</text:p>
          </table:table-cell>
          <table:table-cell table:style-name="Tabla2.D2" office:value-type="string">
            <text:p text:style-name="P14">Safari 16.4</text:p>
          </table:table-cell>
          <table:table-cell table:style-name="Tabla2.E2" office:value-type="string">
            <text:p text:style-name="P14">Opera 79</text:p>
          </table:table-cell>
        </table:table-row>
        <table:table-row table:style-name="Tabla2.1">
          <table:table-cell table:style-name="Tabla2.A3" office:value-type="string">
            <text:p text:style-name="P14">Sep 2021</text:p>
          </table:table-cell>
          <table:table-cell table:style-name="Tabla2.B3" office:value-type="string">
            <text:p text:style-name="P14">Sep 2021</text:p>
          </table:table-cell>
          <table:table-cell table:style-name="Tabla2.C3" office:value-type="string">
            <text:p text:style-name="P14">Oct 2021</text:p>
          </table:table-cell>
          <table:table-cell table:style-name="Tabla2.D3" office:value-type="string">
            <text:p text:style-name="P14">Mar 2023</text:p>
          </table:table-cell>
          <table:table-cell table:style-name="Tabla2.E3" office:value-type="string">
            <text:p text:style-name="P13">Oct 2021</text:p>
          </table:table-cell>
        </table:table-row>
      </table:table>
      <text:p text:style-name="Horizontal_20_Line"/>
      <text:h text:style-name="P2" text:outline-level="2"><text:bookmark text:name="mark_propertyaccess"/><text:soft-page-break/>Acceso a la propiedad [ ]</text:h>
      <text:h text:style-name="P6" text:outline-level="3">Ejemplo</text:h>
      <text:p text:style-name="P22"><text:span text:style-name="T4">let</text:span> text = <text:span text:style-name="T5">"HELLO WORLD"</text:span>;<text:line-break/><text:span text:style-name="T4">let</text:span> <text:span text:style-name="T4">char</text:span> = text[<text:span text:style-name="T6">0</text:span>];</text:p>
      <text:p text:style-name="P17"><text:span text:style-name="T3"/></text:p>
      <text:h text:style-name="P3" text:outline-level="2">Nota</text:h>
      <text:p text:style-name="P17"><text:span text:style-name="T3">El acceso a la propiedad puede ser un poco </text:span><text:span text:style-name="Strong_20_Emphasis"><text:span text:style-name="T3">impredecible:</text:span></text:span></text:p>
      <text:list text:style-name="L2">
        <text:list-item>
          <text:p text:style-name="P19">Hace que las cadenas parezcan <text:span text:style-name="T10">arrays</text:span> (pero no lo son)</text:p>
        </text:list-item>
        <text:list-item>
          <text:p text:style-name="P19">Si no se encuentra ningún carácter, [] devuelve <text:span text:style-name="T10">undefined</text:span>, mientras que charAt() devuelve una cadena vacía.</text:p>
        </text:list-item>
        <text:list-item>
          <text:p text:style-name="P20">Es de sólo lectura. str[0] = "A" no da error (¡pero no funciona!)</text:p>
        </text:list-item>
      </text:list>
      <text:h text:style-name="P6" text:outline-level="3">Ejemplo</text:h>
      <text:p text:style-name="P22"><text:span text:style-name="T4">let</text:span> text = <text:span text:style-name="T5">"HELLO WORLD"</text:span>;<text:line-break/>text[<text:span text:style-name="T6">0</text:span>] = <text:span text:style-name="T5">"A"</text:span>;    <text:span text:style-name="T7">// Gives no error, but does not work</text:span></text:p>
      <text:p text:style-name="P16"><text:span text:style-name="T3"/></text:p>
      <text:p text:style-name="Horizontal_20_Line"/>
      <text:h text:style-name="P2" text:outline-level="2"><text:bookmark text:name="mark_slice"/>Extracción de partes de <text:span text:style-name="T10">cadenas</text:span></text:h>
      <text:p text:style-name="P17">Hay 3 métodos para extraer una parte de una cadena:</text:p>
      <text:list text:style-name="L3">
        <text:list-item>
          <text:p text:style-name="P27"><text:span text:style-name="Source_20_Text"><text:span text:style-name="T3">slice(</text:span></text:span><text:span text:style-name="Source_20_Text"><text:span text:style-name="T11">c</text:span></text:span><text:span text:style-name="Emphasis"><text:span text:style-name="T11">omienzo</text:span></text:span><text:span text:style-name="Source_20_Text"><text:span text:style-name="T3">,</text:span></text:span><text:span text:style-name="Source_20_Text"><text:span text:style-name="T11">f</text:span></text:span><text:span text:style-name="Emphasis"><text:span text:style-name="T11">in</text:span></text:span><text:span text:style-name="Source_20_Text"><text:span text:style-name="T3">)</text:span></text:span></text:p>
        </text:list-item>
        <text:list-item>
          <text:p text:style-name="P28"><text:span text:style-name="Source_20_Text"><text:span text:style-name="T3">substring(</text:span></text:span><text:span text:style-name="Source_20_Text"><text:span text:style-name="T11">c</text:span></text:span><text:span text:style-name="Emphasis"><text:span text:style-name="T11">omienzo</text:span></text:span><text:span text:style-name="Source_20_Text"><text:span text:style-name="T3">,</text:span></text:span><text:span text:style-name="Source_20_Text"><text:span text:style-name="T11">f</text:span></text:span><text:span text:style-name="Emphasis"><text:span text:style-name="T11">in</text:span></text:span><text:span text:style-name="Source_20_Text"><text:span text:style-name="T3">)</text:span></text:span></text:p>
        </text:list-item>
        <text:list-item>
          <text:p text:style-name="P29"><text:span text:style-name="Source_20_Text"><text:span text:style-name="T3">substr(</text:span></text:span><text:span text:style-name="Source_20_Text"><text:span text:style-name="T11">c</text:span></text:span><text:span text:style-name="Emphasis"><text:span text:style-name="T11">omienzo</text:span></text:span><text:span text:style-name="Source_20_Text"><text:span text:style-name="T3">,</text:span></text:span><text:span text:style-name="Source_20_Text"><text:span text:style-name="T11">f</text:span></text:span><text:span text:style-name="Emphasis"><text:span text:style-name="T11">in</text:span></text:span><text:span text:style-name="Source_20_Text"><text:span text:style-name="T3">)</text:span></text:span></text:p>
        </text:list-item>
      </text:list>
      <text:p text:style-name="Horizontal_20_Line"/>
      <text:h text:style-name="P2" text:outline-level="2">JavaScript <text:span text:style-name="T10">cadenas slice()</text:span></text:h>
      <text:p text:style-name="P17"><text:span text:style-name="Source_20_Text"><text:span text:style-name="T3">Slice() </text:span></text:span>extrae una parte de una cadena y devuelve la parte extraída en una nueva cadena.</text:p>
      <text:p text:style-name="P17">El método toma 2 parámetros: posición inicial y posición final (final no incluido).</text:p>
      <text:h text:style-name="P6" text:outline-level="3">Ejemplo</text:h>
      <text:p text:style-name="P18">Corta una porción de una <text:span text:style-name="T10">cadena</text:span> desde la posición 7 a la posición 13:</text:p>
      <text:p text:style-name="P22"><text:span text:style-name="T4">let</text:span> text = <text:span text:style-name="T5">"Apple, Banana, Kiwi"</text:span>;<text:line-break/><text:span text:style-name="T4">let</text:span> part = text.slice(<text:span text:style-name="T6">7</text:span>, <text:span text:style-name="T6">13</text:span>);</text:p>
      <text:p text:style-name="P17"><text:span text:style-name="T3"/></text:p>
      <text:h text:style-name="P3" text:outline-level="2">Nota</text:h>
      <text:p text:style-name="P18">JavaScript cuenta las posiciones desde cero.</text:p>
      <text:p text:style-name="P18"><text:soft-page-break/>La primera posición es 0.</text:p>
      <text:p text:style-name="P18">La segunda posición es 1.</text:p>
      <text:h text:style-name="P6" text:outline-level="3">Ejemplos</text:h>
      <text:p text:style-name="P18">Si omite el segundo parámetro, el método cortará el resto de la cadena:</text:p>
      <text:p text:style-name="P22"><text:span text:style-name="T4">let</text:span> text = <text:span text:style-name="T5">"Apple, Banana, Kiwi"</text:span>;<text:line-break/><text:span text:style-name="T4">let</text:span> part = text.slice(<text:span text:style-name="T6">7</text:span>);</text:p>
      <text:p text:style-name="P17"><text:span text:style-name="T3"/></text:p>
      <text:p text:style-name="P18">Si un parámetro es negativo, la posición se cuenta desde el final de la cadena:</text:p>
      <text:p text:style-name="P22"><text:span text:style-name="T4">let</text:span> text = <text:span text:style-name="T5">"Apple, Banana, Kiwi"</text:span>;<text:line-break/><text:span text:style-name="T4">let</text:span> part = text.slice(-<text:span text:style-name="T6">12</text:span>);</text:p>
      <text:p text:style-name="P17"><text:span text:style-name="T3"/></text:p>
      <text:p text:style-name="P18">Este ejemplo corta una porción de una cadena desde la posición -12 a la posición -6:</text:p>
      <text:p text:style-name="P22"><text:span text:style-name="T4">let</text:span> text = <text:span text:style-name="T5">"Apple, Banana, Kiwi"</text:span>;<text:line-break/><text:span text:style-name="T4">let</text:span> part = text.slice(-<text:span text:style-name="T6">12</text:span>, -<text:span text:style-name="T6">6</text:span>);</text:p>
      <text:p text:style-name="P16"><text:span text:style-name="T3"/></text:p>
      <text:p text:style-name="Horizontal_20_Line"/>
      <text:h text:style-name="P2" text:outline-level="2">substring()</text:h>
      <text:p text:style-name="P17"><text:span text:style-name="Source_20_Text"><text:span text:style-name="T11">s</text:span></text:span><text:span text:style-name="Source_20_Text"><text:span text:style-name="T3">ubstring() </text:span></text:span>es parecido a <text:span text:style-name="Source_20_Text"><text:span text:style-name="T3">slice()</text:span></text:span>.</text:p>
      <text:p text:style-name="P17">La diferencia es que los valores iniciales y finales menores que 0 se tratan como 0 en <text:span text:style-name="Source_20_Text"><text:span text:style-name="T3">substring()</text:span></text:span>.</text:p>
      <text:h text:style-name="P6" text:outline-level="3">Ejemplo</text:h>
      <text:p text:style-name="P22"><text:span text:style-name="T4">let</text:span> str = <text:span text:style-name="T5">"Apple, Banana, Kiwi"</text:span>;<text:line-break/><text:span text:style-name="T4">let</text:span> part = str.substring(<text:span text:style-name="T6">7</text:span>, <text:span text:style-name="T6">13</text:span>);</text:p>
      <text:p text:style-name="P17"><text:span text:style-name="T3"/></text:p>
      <text:p text:style-name="P17">Si omite el segundo parámetro, <text:span text:style-name="Source_20_Text"><text:span text:style-name="T3">substring() </text:span></text:span>cortará el resto de la cadena.</text:p>
      <text:p text:style-name="Horizontal_20_Line"/>
      <text:h text:style-name="P2" text:outline-level="2"><text:span text:style-name="T10">s</text:span>ubstr()</text:h>
      <text:p text:style-name="P17"><text:span text:style-name="Source_20_Text"><text:span text:style-name="T3">Substr() </text:span></text:span>es parecido a <text:span text:style-name="Source_20_Text"><text:span text:style-name="T3">slice()</text:span></text:span>.</text:p>
      <text:p text:style-name="P17">La diferencia es que el segundo parámetro especifica la longitud de la parte extraída.</text:p>
      <text:h text:style-name="P6" text:outline-level="3">Ejemplo</text:h>
      <text:p text:style-name="P22"><text:span text:style-name="T4">let</text:span> str = <text:span text:style-name="T5">"Apple, Banana, Kiwi"</text:span>;<text:line-break/><text:span text:style-name="T4">let</text:span> part = str.substr(<text:span text:style-name="T6">7</text:span>, <text:span text:style-name="T6">6</text:span>);</text:p>
      <text:p text:style-name="P17"><text:span text:style-name="T3"/></text:p>
      <text:p text:style-name="P17"><text:soft-page-break/>Si omite el segundo parámetro, <text:span text:style-name="Source_20_Text"><text:span text:style-name="T3">substr() </text:span></text:span>se cortará el resto de la cadena.</text:p>
      <text:h text:style-name="P6" text:outline-level="3">Ejemplo</text:h>
      <text:p text:style-name="P22"><text:span text:style-name="T4">let</text:span> str = <text:span text:style-name="T5">"Apple, Banana, Kiwi"</text:span>;<text:line-break/><text:span text:style-name="T4">let</text:span> part = str.substr(<text:span text:style-name="T6">7</text:span>);</text:p>
      <text:p text:style-name="P17"><text:span text:style-name="T3"/></text:p>
      <text:p text:style-name="P17">Si el primer parámetro es negativo, la posición cuenta desde el final de la cadena.</text:p>
      <text:h text:style-name="P6" text:outline-level="3">Ejemplo</text:h>
      <text:p text:style-name="P22"><text:span text:style-name="T4">let</text:span> str = <text:span text:style-name="T5">"Apple, Banana, Kiwi"</text:span>;<text:line-break/><text:span text:style-name="T4">let</text:span> part = str.substr(-<text:span text:style-name="T6">4</text:span>);</text:p>
      <text:p text:style-name="P16"><text:span text:style-name="T3"/></text:p>
      <text:p text:style-name="Horizontal_20_Line"/>
      <text:h text:style-name="P2" text:outline-level="2">Conversión a mayúsculas y minúsculas</text:h>
      <text:p text:style-name="P17">Una cadena se convierte a mayúsculas con <text:span text:style-name="Source_20_Text"><text:span text:style-name="T3">toUpperCase()</text:span></text:span>:</text:p>
      <text:p text:style-name="P17">Una cadena se convierte a minúsculas con <text:span text:style-name="Source_20_Text"><text:span text:style-name="T3">toLowerCase()</text:span></text:span>:</text:p>
      <text:p text:style-name="Horizontal_20_Line"/>
      <text:h text:style-name="P2" text:outline-level="2"><text:span text:style-name="T10">toUpperCase</text:span>()</text:h>
      <text:h text:style-name="P6" text:outline-level="3">Ejemplo</text:h>
      <text:p text:style-name="P22"><text:span text:style-name="T4">let</text:span> text1 = <text:span text:style-name="T5">"Hello World!"</text:span>;<text:line-break/><text:span text:style-name="T4">let</text:span> text2 = text1.toUpperCase();</text:p>
      <text:p text:style-name="P16"><text:span text:style-name="T3"/></text:p>
      <text:p text:style-name="Horizontal_20_Line"/>
      <text:h text:style-name="P2" text:outline-level="2"><text:span text:style-name="T10">toLowerCase</text:span>()</text:h>
      <text:h text:style-name="P6" text:outline-level="3">Ejemplo</text:h>
      <text:p text:style-name="P22"><text:span text:style-name="T4">let</text:span> text1 = <text:span text:style-name="T5">"Hello World!"</text:span>;       <text:span text:style-name="T7">// String<text:line-break/></text:span><text:span text:style-name="T4">let</text:span> text2 = text1.toLowerCase();  <text:span text:style-name="T7">// text2 is text1 converted to lower</text:span></text:p>
      <text:p text:style-name="P16"><text:span text:style-name="T3"/></text:p>
      <text:p text:style-name="Horizontal_20_Line"/>
      <text:h text:style-name="P2" text:outline-level="2">concat()</text:h>
      <text:p text:style-name="P17"><text:span text:style-name="Source_20_Text"><text:span text:style-name="T3">concat()</text:span></text:span>une dos o más cadenas:</text:p>
      <text:h text:style-name="P6" text:outline-level="3"><text:soft-page-break/>Ejemplo</text:h>
      <text:p text:style-name="P22"><text:span text:style-name="T4">let</text:span> text1 = <text:span text:style-name="T5">"Hello"</text:span>;<text:line-break/><text:span text:style-name="T4">let</text:span> text2 = <text:span text:style-name="T5">"World"</text:span>;<text:line-break/><text:span text:style-name="T4">let</text:span> text3 = text1.concat(<text:span text:style-name="T5">" "</text:span>, text2);</text:p>
      <text:p text:style-name="P17"><text:span text:style-name="T3"/></text:p>
      <text:p text:style-name="P17">El  método <text:span text:style-name="Source_20_Text"><text:span text:style-name="T3">concat() </text:span></text:span>se puede utilizar en lugar del operador más. Estas dos líneas hacen lo mismo:</text:p>
      <text:h text:style-name="P6" text:outline-level="3">Ejemplo</text:h>
      <text:p text:style-name="P23">text = <text:span text:style-name="T5">"Hello"</text:span> + <text:span text:style-name="T5">" "</text:span> + <text:span text:style-name="T5">"World!"</text:span>;<text:line-break/>text = <text:span text:style-name="T5">"Hello"</text:span>.concat(<text:span text:style-name="T5">" "</text:span>, <text:span text:style-name="T5">"World!"</text:span>);</text:p>
      <text:h text:style-name="P3" text:outline-level="2">Nota</text:h>
      <text:p text:style-name="P18">Todos los métodos de cadena devuelven una nueva cadena. No modifican la cadena original.</text:p>
      <text:p text:style-name="P18">Las cadenas son inmutables: las cadenas no se pueden cambiar, solo reemplazar.</text:p>
      <text:p text:style-name="Horizontal_20_Line"/>
      <text:h text:style-name="P2" text:outline-level="2"><text:span text:style-name="T10">trim</text:span>()</text:h>
      <text:p text:style-name="P17">El método <text:span text:style-name="Source_20_Text"><text:span text:style-name="T3">trim() </text:span></text:span>elimina los espacios en blanco de ambos lados de una cadena:</text:p>
      <text:h text:style-name="P6" text:outline-level="3">Ejemplo</text:h>
      <text:p text:style-name="P22"><text:span text:style-name="T4">let</text:span> text1 = <text:span text:style-name="T5">"      Hello World!      "</text:span>;<text:line-break/><text:span text:style-name="T4">let</text:span> text2 = text1.trim();</text:p>
      <text:p text:style-name="P16"><text:span text:style-name="T3"/></text:p>
      <text:p text:style-name="Horizontal_20_Line"/>
      <text:h text:style-name="P2" text:outline-level="2">trimStart()</text:h>
      <text:p text:style-name="P17"><text:a xlink:type="simple" xlink:href="https://www.w3schools.com/js/js_2019.asp" text:style-name="Internet_20_link" text:visited-style-name="Visited_20_Internet_20_Link"><text:span text:style-name="T1">ECMAScript 2019</text:span></text:a> agregó el método String <text:span text:style-name="Source_20_Text"><text:span text:style-name="T3">trimStart()</text:span></text:span>a JavaScript.</text:p>
      <text:p text:style-name="P17">El  método <text:span text:style-name="Source_20_Text"><text:span text:style-name="T3">trimStart() </text:span></text:span>funciona como <text:span text:style-name="Source_20_Text"><text:span text:style-name="T3">trim()</text:span></text:span>, pero elimina los espacios en blanco solo desde el inicio de una cadena.</text:p>
      <text:h text:style-name="P6" text:outline-level="3">Ejemplo</text:h>
      <text:p text:style-name="P22"><text:span text:style-name="T4">let</text:span> text1 = <text:span text:style-name="T5">"     Hello World!     "</text:span>;<text:line-break/><text:span text:style-name="T4">let</text:span> text2 = text1.trimStart();</text:p>
      <text:p text:style-name="P17"><text:span text:style-name="T3"/></text:p>
      <text:p text:style-name="P30"><text:span text:style-name="Source_20_Text"><text:span text:style-name="T3">trimStart()</text:span></text:span>es compatible con todos los navegadores modernos desde enero de 2020.</text:p>
      <text:h text:style-name="P4" text:outline-level="2">trimEnd()</text:h>
      <text:p text:style-name="P17"><text:a xlink:type="simple" xlink:href="https://www.w3schools.com/js/js_2019.asp" text:style-name="Internet_20_link" text:visited-style-name="Visited_20_Internet_20_Link"><text:span text:style-name="T1">ECMAScript 2019</text:span></text:a> agregó el método de cadena <text:span text:style-name="Source_20_Text"><text:span text:style-name="T3">trimEnd()</text:span></text:span>a JavaScript.</text:p>
      <text:p text:style-name="P17"><text:soft-page-break/>El método <text:span text:style-name="Source_20_Text"><text:span text:style-name="T3">trimEnd() </text:span></text:span>funciona como <text:span text:style-name="Source_20_Text"><text:span text:style-name="T3">trim()</text:span></text:span>, pero elimina los espacios en blanco solo del final de una cadena.</text:p>
      <text:h text:style-name="P6" text:outline-level="3">Ejemplo</text:h>
      <text:p text:style-name="P22"><text:span text:style-name="T4">let</text:span> text1 = <text:span text:style-name="T5">"     Hello World!     "</text:span>;<text:line-break/><text:span text:style-name="T4">let</text:span> text2 = text1.trimEnd();</text:p>
      <text:p text:style-name="P17"><text:span text:style-name="T3"/></text:p>
      <text:p text:style-name="P17"><text:span text:style-name="Source_20_Text"><text:span text:style-name="T3">trimEnd() </text:span></text:span>es compatible con todos los navegadores modernos desde enero de 2020.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 table:style-name="Tabla4.1"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</table:table-row>
        <table:table-row table:style-name="Tabla4.2">
          <table:table-cell table:style-name="Tabla4.A2" office:value-type="string">
            <text:p text:style-name="P14"/>
          </table:table-cell>
          <table:table-cell table:style-name="Tabla4.B2" office:value-type="string">
            <text:p text:style-name="P14"/>
          </table:table-cell>
          <table:table-cell table:style-name="Tabla4.C2" office:value-type="string">
            <text:p text:style-name="P14"/>
          </table:table-cell>
          <table:table-cell table:style-name="Tabla4.D2" office:value-type="string">
            <text:p text:style-name="P14"/>
          </table:table-cell>
          <table:table-cell table:style-name="Tabla4.E2" office:value-type="string">
            <text:p text:style-name="P14"/>
          </table:table-cell>
        </table:table-row>
        <table:table-row table:style-name="Tabla4.1">
          <table:table-cell table:style-name="Tabla4.A3" office:value-type="string">
            <text:p text:style-name="P14"/>
          </table:table-cell>
          <table:table-cell table:style-name="Tabla4.B3" office:value-type="string">
            <text:p text:style-name="P14"/>
          </table:table-cell>
          <table:table-cell table:style-name="Tabla4.C3" office:value-type="string">
            <text:p text:style-name="P14"/>
          </table:table-cell>
          <table:table-cell table:style-name="Tabla4.D3" office:value-type="string">
            <text:p text:style-name="P14"/>
          </table:table-cell>
          <table:table-cell table:style-name="Tabla4.E3" office:value-type="string">
            <text:p text:style-name="P13"/>
          </table:table-cell>
        </table:table-row>
      </table:table>
      <text:p text:style-name="Horizontal_20_Line"/>
      <text:h text:style-name="P2" text:outline-level="2">Relleno de cadenas de JavaScript</text:h>
      <text:p text:style-name="P17"><text:a xlink:type="simple" xlink:href="https://www.w3schools.com/js/js_2017.asp" text:style-name="Internet_20_link" text:visited-style-name="Visited_20_Internet_20_Link"><text:span text:style-name="T1">ECMAScript 2017</text:span></text:a> agregó dos nuevos métodos de cadena a JavaScript: <text:span text:style-name="Source_20_Text"><text:span text:style-name="T3">padStart()</text:span></text:span> y  <text:span text:style-name="Source_20_Text"><text:span text:style-name="T3">padEnd() </text:span></text:span>para admitir el relleno al principio y al final de una cadena.</text:p>
      <text:p text:style-name="Horizontal_20_Line"/>
      <text:h text:style-name="P2" text:outline-level="2">padStart()</text:h>
      <text:p text:style-name="P17">El método <text:span text:style-name="Source_20_Text"><text:span text:style-name="T3">padStart() </text:span></text:span>rellena una cadena desde el principio.</text:p>
      <text:p text:style-name="P17">Rellena una <text:span text:style-name="T10">cadena</text:span> con otra <text:span text:style-name="T10">cadena</text:span> (varias veces) hasta que alcanza una longitud determinada.</text:p>
      <text:h text:style-name="P6" text:outline-level="3">Ejemplos</text:h>
      <text:p text:style-name="P18">Rellene una cadena con "0" hasta que alcance la longitud 4:</text:p>
      <text:p text:style-name="P22"><text:span text:style-name="T4">let</text:span> text = <text:span text:style-name="T5">"5"</text:span>;<text:line-break/><text:span text:style-name="T4">let</text:span> padded = text.padStart(<text:span text:style-name="T6">4</text:span>,<text:span text:style-name="T5">"0"</text:span>);</text:p>
      <text:p text:style-name="P17"><text:span text:style-name="T3"/></text:p>
      <text:p text:style-name="P21">Rellena una cadena con "x" hasta que alcance la longitud 4:</text:p>
      <text:p text:style-name="P22"><text:span text:style-name="T4">let</text:span> text = <text:span text:style-name="T5">"5"</text:span>;<text:line-break/><text:span text:style-name="T4">let</text:span> padded = text.padStart(<text:span text:style-name="T6">4</text:span>,<text:span text:style-name="T5">"x"</text:span>);</text:p>
      <text:p text:style-name="P17"><text:span text:style-name="T3"><text:s/></text:span></text:p>
      <text:h text:style-name="P3" text:outline-level="2">Nota</text:h>
      <text:p text:style-name="P17"><text:span text:style-name="T3">El  método </text:span><text:span text:style-name="Source_20_Text"><text:span text:style-name="T3">padStart()</text:span></text:span><text:span text:style-name="T3">es un método de cadena.</text:span></text:p>
      <text:p text:style-name="P18">Para rellenar un número, primero convierta el número en una cadena.</text:p>
      <text:p text:style-name="P18">Vea el ejemplo a continuación.</text:p>
      <text:h text:style-name="P6" text:outline-level="3"><text:soft-page-break/>Ejemplo</text:h>
      <text:p text:style-name="P22"><text:span text:style-name="T4">let</text:span> numb = <text:span text:style-name="T6">5</text:span>;<text:line-break/><text:span text:style-name="T4">let</text:span> text = numb.toString();<text:line-break/><text:span text:style-name="T4">let</text:span> padded = text.padStart(<text:span text:style-name="T6">4</text:span>,<text:span text:style-name="T5">"0"</text:span>);</text:p>
      <text:p text:style-name="P17"><text:span text:style-name="T3"><text:s/></text:span></text:p>
      <text:h text:style-name="P2" text:outline-level="2">Soporte del navegador</text:h>
      <text:p text:style-name="P17"><text:span text:style-name="Source_20_Text"><text:span text:style-name="T3">padStart()</text:span></text:span>es una característica <text:a xlink:type="simple" xlink:href="https://www.w3schools.com/js/js_2017.asp" text:style-name="Internet_20_link" text:visited-style-name="Visited_20_Internet_20_Link"><text:span text:style-name="T1">de ECMAScript 2017</text:span></text:a> .</text:p>
      <text:p text:style-name="P17">ES2017 es compatible con todos los navegadores modernos desde septiembre de 2017</text:p>
      <text:p text:style-name="Horizontal_20_Line"/>
      <text:h text:style-name="P2" text:outline-level="2"><text:s/>padEnd()</text:h>
      <text:p text:style-name="P17">El método <text:span text:style-name="Source_20_Text"><text:span text:style-name="T3">padEnd() </text:span></text:span>rellena una cadena desde el final.</text:p>
      <text:p text:style-name="P30">Rellena una cadena con otra cadena (varias veces) hasta que alcanza una longitud determinada.</text:p>
      <text:h text:style-name="P6" text:outline-level="3">Ejemplos</text:h>
      <text:p text:style-name="P22"><text:span text:style-name="T4">let</text:span> text = <text:span text:style-name="T5">"5"</text:span>;<text:line-break/><text:span text:style-name="T4">let</text:span> padded = text.padEnd(<text:span text:style-name="T6">4</text:span>,<text:span text:style-name="T5">"0"</text:span>);</text:p>
      <text:p text:style-name="P16"><text:span text:style-name="T3"><text:s/></text:span></text:p>
      <text:p text:style-name="P22"><text:span text:style-name="T4">let</text:span> text = <text:span text:style-name="T5">"5"</text:span>;<text:line-break/><text:span text:style-name="T4">let</text:span> padded = text.padEnd(<text:span text:style-name="T6">4</text:span>,<text:span text:style-name="T5">"x"</text:span>);</text:p>
      <text:p text:style-name="P17"><text:span text:style-name="T3"><text:s/></text:span></text:p>
      <text:h text:style-name="P3" text:outline-level="2">Nota</text:h>
      <text:p text:style-name="P17"><text:span text:style-name="T3">El  método </text:span><text:span text:style-name="Source_20_Text"><text:span text:style-name="T3">padEnd()</text:span></text:span><text:span text:style-name="T3">es un método de cadena.</text:span></text:p>
      <text:p text:style-name="P18">Para rellenar un número, primero convierta el número en una cadena.</text:p>
      <text:p text:style-name="P18">Vea el ejemplo a continuación.</text:p>
      <text:h text:style-name="P6" text:outline-level="3">Ejemplo</text:h>
      <text:p text:style-name="P22"><text:span text:style-name="T4">let</text:span> numb = <text:span text:style-name="T6">5</text:span>;<text:line-break/><text:span text:style-name="T4">let</text:span> text = numb.toString();<text:line-break/><text:span text:style-name="T4">let</text:span> padded = text.padEnd(<text:span text:style-name="T6">4</text:span>,<text:span text:style-name="T5">"0"</text:span>);</text:p>
      <text:p text:style-name="P17"><text:span text:style-name="T3"><text:s/></text:span></text:p>
      <text:h text:style-name="P2" text:outline-level="2">Soporte del navegador</text:h>
      <text:p text:style-name="P17"><text:span text:style-name="Source_20_Text"><text:span text:style-name="T3">padEnd()</text:span></text:span>es una característica <text:a xlink:type="simple" xlink:href="https://www.w3schools.com/js/js_2017.asp" text:style-name="Internet_20_link" text:visited-style-name="Visited_20_Internet_20_Link"><text:span text:style-name="T1">de ECMAScript 2017</text:span></text:a> .</text:p>
      <text:p text:style-name="P17">ES2017 es compatible con todos los navegadores modernos desde septiembre de 2017. <text:span text:style-name="Source_20_Text"><text:span text:style-name="T3">padEnd()</text:span></text:span>no es compatible con Internet Explorer.</text:p>
      <text:p text:style-name="Horizontal_20_Line"/>
      <text:h text:style-name="P2" text:outline-level="2"><text:soft-page-break/><text:span text:style-name="T10">repeat</text:span>()</text:h>
      <text:p text:style-name="P17">El método <text:span text:style-name="Source_20_Text"><text:span text:style-name="T3">repeat() </text:span></text:span>devuelve una cadena con un número de copias de una cadena.</text:p>
      <text:p text:style-name="P17">El método <text:span text:style-name="Source_20_Text"><text:span text:style-name="T3">repeat() </text:span></text:span>devuelve una nueva cadena.</text:p>
      <text:p text:style-name="P17">El método <text:span text:style-name="Source_20_Text"><text:span text:style-name="T3">repeat() </text:span></text:span>no cambia la cadena original.</text:p>
      <text:h text:style-name="P6" text:outline-level="3">Ejemplos</text:h>
      <text:p text:style-name="P18">Crear copias de un texto:</text:p>
      <text:p text:style-name="P22"><text:span text:style-name="T4">let</text:span> text = <text:span text:style-name="T5">"Hello world!"</text:span>;<text:line-break/><text:span text:style-name="T4">let</text:span> result = text.repeat(<text:span text:style-name="T6">2</text:span>);</text:p>
      <text:p text:style-name="P16"><text:span text:style-name="T3"><text:s/></text:span></text:p>
      <text:p text:style-name="P22"><text:span text:style-name="T4">let</text:span> text = <text:span text:style-name="T5">"Hello world!"</text:span>;<text:line-break/><text:span text:style-name="T4">let</text:span> result = text.repeat(<text:span text:style-name="T6">4</text:span>);</text:p>
      <text:p text:style-name="P17"><text:span text:style-name="T3"><text:s/></text:span></text:p>
      <text:h text:style-name="P2" text:outline-level="2">Sintaxis</text:h>
      <text:p text:style-name="P17"><text:span text:style-name="T8">string.repeat(</text:span><text:span text:style-name="Emphasis"><text:span text:style-name="T12">contador</text:span></text:span><text:span text:style-name="T8">)</text:span></text:p>
      <text:h text:style-name="P2" text:outline-level="2">Parámetros</text:h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10">Par<text:span text:style-name="T10">ámetro</text:span></text:p>
          </table:table-cell>
          <table:table-cell table:style-name="Tabla7.A1" office:value-type="string">
            <text:p text:style-name="P10">Descrip<text:span text:style-name="T10">ción</text:span></text:p>
          </table:table-cell>
        </table:table-row>
        <table:table-row table:style-name="Tabla7.2">
          <table:table-cell table:style-name="Tabla7.A1" office:value-type="string">
            <text:p text:style-name="P12"><text:span text:style-name="Emphasis"><text:span text:style-name="T10">contador</text:span></text:span></text:p>
          </table:table-cell>
          <table:table-cell table:style-name="Tabla7.A1" office:value-type="string">
            <text:p text:style-name="P11">Re<text:span text:style-name="T10">querido</text:span><text:line-break/><text:span text:style-name="T10">El número de copias que queremos</text:span></text:p>
          </table:table-cell>
        </table:table-row>
      </table:table>
      <text:h text:style-name="P2" text:outline-level="2">Valor de retorno</text:h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10">Tipo</text:p>
          </table:table-cell>
          <table:table-cell table:style-name="Tabla8.A1" office:value-type="string">
            <text:p text:style-name="P10">Descripción</text:p>
          </table:table-cell>
        </table:table-row>
        <table:table-row table:style-name="Tabla8.2">
          <table:table-cell table:style-name="Tabla8.A1" office:value-type="string">
            <text:p text:style-name="P10">Cadena</text:p>
          </table:table-cell>
          <table:table-cell table:style-name="Tabla8.A1" office:value-type="string">
            <text:p text:style-name="P10">Una nueva cadena que contiene las copias.</text:p>
          </table:table-cell>
        </table:table-row>
      </table:table>
      <text:p text:style-name="Horizontal_20_Line"/>
      <text:h text:style-name="P2" text:outline-level="2">Soporte del navegador</text:h>
      <text:p text:style-name="P17"><text:span text:style-name="Source_20_Text"><text:span text:style-name="T3">repeat()</text:span></text:span>es una <text:a xlink:type="simple" xlink:href="https://www.w3schools.com/js/js_es6.asp" text:style-name="Internet_20_link" text:visited-style-name="Visited_20_Internet_20_Link"><text:span text:style-name="T1">característica de ES6</text:span></text:a> (JavaScript 2015).</text:p>
      <text:p text:style-name="P17">ES6 es totalmente compatible con todos los navegadores modernos desde junio de 2017. <text:span text:style-name="Source_20_Text"><text:span text:style-name="T3">repeat()</text:span></text:span>no es compatible con Internet Explorer.</text:p>
      <text:p text:style-name="Horizontal_20_Line"/>
      <text:h text:style-name="P5" text:outline-level="2">replace()</text:h>
      <text:p text:style-name="P17">El  método <text:span text:style-name="Source_20_Text"><text:span text:style-name="T3">replace() </text:span></text:span>reemplaza un valor especificado con otro valor en una cadena:</text:p>
      <text:h text:style-name="P6" text:outline-level="3"><text:soft-page-break/>Ejemplo</text:h>
      <text:p text:style-name="P22"><text:span text:style-name="T4">let</text:span> text = <text:span text:style-name="T5">"Please visit Microsoft!"</text:span>;<text:line-break/><text:span text:style-name="T4">let</text:span> newText = text.replace(<text:span text:style-name="T5">"Microsoft"</text:span>, <text:span text:style-name="T5">"W3Schools"</text:span>);</text:p>
      <text:p text:style-name="P17"><text:span text:style-name="T3"><text:s/></text:span></text:p>
      <text:h text:style-name="P3" text:outline-level="2">Nota</text:h>
      <text:p text:style-name="P17"><text:span text:style-name="T3">El método </text:span><text:span text:style-name="Source_20_Text"><text:span text:style-name="T3">replace() </text:span></text:span><text:span text:style-name="T3">no cambia la cadena en la que se invoca.</text:span></text:p>
      <text:p text:style-name="P17"><text:span text:style-name="T3">El método </text:span><text:span text:style-name="Source_20_Text"><text:span text:style-name="T3">replace() </text:span></text:span><text:span text:style-name="T3">devuelve una nueva cadena.</text:span></text:p>
      <text:p text:style-name="P17"><text:span text:style-name="T3">El método </text:span><text:span text:style-name="Source_20_Text"><text:span text:style-name="T3">replace() </text:span></text:span><text:span text:style-name="T3">reemplaza </text:span><text:span text:style-name="Strong_20_Emphasis"><text:span text:style-name="T3">solo la primera</text:span></text:span><text:span text:style-name="T3"> coincidencia.</text:span></text:p>
      <text:p text:style-name="P18">Si desea reemplazar todas las coincidencias, utilice una expresión regular con el indicador /g configurado. Vea los ejemplos a continuación.</text:p>
      <text:p text:style-name="P17">De forma predeterminada, el método <text:span text:style-name="Source_20_Text"><text:span text:style-name="T3">replace() </text:span></text:span>reemplaza <text:span text:style-name="Strong_20_Emphasis">solo la primera</text:span> coincidencia:</text:p>
      <text:h text:style-name="P6" text:outline-level="3">Ejemplo</text:h>
      <text:p text:style-name="P23"><text:span text:style-name="T4">let</text:span> text = <text:span text:style-name="T5">"Please visit Microsoft and Microsoft!"</text:span>;<text:line-break/><text:span text:style-name="T4">let</text:span> newText = text.replace(<text:span text:style-name="T5">"Microsoft"</text:span>, <text:span text:style-name="T5">"W3Schools"</text:span>);</text:p>
      <text:p text:style-name="P17"><text:span text:style-name="T3"><text:s/></text:span></text:p>
      <text:p text:style-name="P17">De forma predeterminada, el  método <text:span text:style-name="Source_20_Text"><text:span text:style-name="T3">replace() </text:span></text:span>distingue entre mayúsculas y minúsculas. Escribir MICROSOFT (con mayúsculas) no funcionará:</text:p>
      <text:h text:style-name="P6" text:outline-level="3">Ejemplo</text:h>
      <text:p text:style-name="P23"><text:span text:style-name="T4">let</text:span> text = <text:span text:style-name="T5">"Please visit Microsoft!"</text:span>;<text:line-break/><text:span text:style-name="T4">let</text:span> newText = text.replace(<text:span text:style-name="T5">"MICROSOFT"</text:span>, <text:span text:style-name="T5">"W3Schools"</text:span>);</text:p>
      <text:p text:style-name="P30"><text:span text:style-name="T3"><text:s/></text:span></text:p>
      <text:p text:style-name="P30">Para reemplazar las mayúsculas y minúsculas, use una <text:span text:style-name="Strong_20_Emphasis">expresión regular</text:span> con una bandera <text:span text:style-name="Source_20_Text"><text:span text:style-name="T3">/i</text:span></text:span> (<text:span text:style-name="T10">insensitive</text:span>):</text:p>
      <text:h text:style-name="P6" text:outline-level="3">Ejemplo</text:h>
      <text:p text:style-name="P23"><text:span text:style-name="T4">let</text:span> text = <text:span text:style-name="T5">"Please visit Microsoft!"</text:span>;<text:line-break/><text:span text:style-name="T4">let</text:span> newText = text.replace(<text:span text:style-name="T9">/MICROSOFT/i</text:span>, <text:span text:style-name="T5">"W3Schools"</text:span>);</text:p>
      <text:p text:style-name="P17"><text:span text:style-name="T3"><text:s/></text:span></text:p>
      <text:h text:style-name="P3" text:outline-level="2">Nota</text:h>
      <text:p text:style-name="P18">Las expresiones regulares se escriben sin comillas.</text:p>
      <text:p text:style-name="P17">Para reemplazar todas las coincidencias, utilice una <text:span text:style-name="Strong_20_Emphasis">expresión regular</text:span> con una bandera <text:span text:style-name="Source_20_Text"><text:span text:style-name="T3">/g</text:span></text:span> (coincidencia global):</text:p>
      <text:h text:style-name="P6" text:outline-level="3"><text:soft-page-break/>Ejemplo</text:h>
      <text:p text:style-name="P23"><text:span text:style-name="T4">let</text:span> text = <text:span text:style-name="T5">"Please visit Microsoft and Microsoft!"</text:span>;<text:line-break/><text:span text:style-name="T4">let</text:span> newText = text.replace(<text:span text:style-name="T9">/Microsoft/g</text:span>, <text:span text:style-name="T5">"W3Schools"</text:span>);</text:p>
      <text:p text:style-name="P17"><text:span text:style-name="T3"><text:s/></text:span></text:p>
      <text:h text:style-name="P3" text:outline-level="2">Nota</text:h>
      <text:p text:style-name="P17"><text:span text:style-name="T3">Aprenderá mucho más sobre las expresiones regulares </text:span></text:p>
      <text:p text:style-name="Horizontal_20_Line"/>
      <text:h text:style-name="P2" text:outline-level="2"><text:span text:style-name="T10">replaceAll</text:span>()</text:h>
      <text:p text:style-name="P17">En 2021, JavaScript introdujo el método de cadena <text:span text:style-name="Source_20_Text"><text:span text:style-name="T3">replaceAll()</text:span></text:span>:</text:p>
      <text:h text:style-name="P6" text:outline-level="3">Ejemplo</text:h>
      <text:p text:style-name="P22">text = text.replaceAll(<text:span text:style-name="T5">"Cats"</text:span>,<text:span text:style-name="T5">"Dogs"</text:span>);<text:line-break/>text = text.replaceAll(<text:span text:style-name="T5">"cats"</text:span>,<text:span text:style-name="T5">"dogs"</text:span>);</text:p>
      <text:p text:style-name="P17"><text:span text:style-name="T3"><text:s/></text:span></text:p>
      <text:p text:style-name="P17">El método <text:span text:style-name="Source_20_Text"><text:span text:style-name="T3">replaceAll() </text:span></text:span>le permite especificar una expresión regular en lugar de una cadena para reemplazar.</text:p>
      <text:p text:style-name="P17">Si el parámetro es una expresión regular, se debe establecer el indicador global (g); de lo contrario, se genera un TypeError.</text:p>
      <text:h text:style-name="P6" text:outline-level="3">Ejemplo</text:h>
      <text:p text:style-name="P22">text = text.replaceAll(<text:span text:style-name="T9">/Cats/g</text:span>,<text:span text:style-name="T5">"Dogs"</text:span>);<text:line-break/>text = text.replaceAll(<text:span text:style-name="T9">/cats/g</text:span>,<text:span text:style-name="T5">"dogs"</text:span>);</text:p>
      <text:p text:style-name="P17"><text:span text:style-name="T3"><text:s/></text:span></text:p>
      <text:h text:style-name="P3" text:outline-level="2">Nota</text:h>
      <text:p text:style-name="P17"><text:span text:style-name="Source_20_Text"><text:span text:style-name="T3">replaceAll()</text:span></text:span><text:span text:style-name="T3">es una característica </text:span><text:a xlink:type="simple" xlink:href="https://www.w3schools.com/js/js_2021.asp" text:style-name="Internet_20_link" text:visited-style-name="Visited_20_Internet_20_Link"><text:span text:style-name="T2">de ES2021</text:span></text:a><text:span text:style-name="T3"> .</text:span></text:p>
      <text:p text:style-name="P17"><text:span text:style-name="Source_20_Text"><text:span text:style-name="T3">ReplaceAll() </text:span></text:span><text:span text:style-name="T3">no funciona en Internet Explorer.</text:span></text:p>
      <text:p text:style-name="Horizontal_20_Line"/>
      <text:h text:style-name="P2" text:outline-level="2">Convertir una cadena en un <text:span text:style-name="T10">array</text:span></text:h>
      <text:p text:style-name="P18">Si desea trabajar con una cadena como un <text:span text:style-name="T10">array,</text:span> puede convertirl<text:span text:style-name="T10">a en un array</text:span></text:p>
      <text:h text:style-name="P2" text:outline-level="2"><text:span text:style-name="T10">split</text:span>()</text:h>
      <text:p text:style-name="P30">Una cadena se puede convertir en <text:span text:style-name="T3">un </text:span><text:span text:style-name="T11">array </text:span>con el método <text:span text:style-name="Source_20_Text"><text:span text:style-name="T3">split()</text:span></text:span>:</text:p>
      <text:h text:style-name="P6" text:outline-level="3"><text:soft-page-break/>Ejemplo</text:h>
      <text:p text:style-name="P22">text.split(<text:span text:style-name="T5">","</text:span>)    <text:span text:style-name="T7">// Split on commas<text:line-break/></text:span>text.split(<text:span text:style-name="T5">" "</text:span>)    <text:span text:style-name="T7">// Split on spaces<text:line-break/></text:span>text.split(<text:span text:style-name="T5">"|"</text:span>)    <text:span text:style-name="T7">// Split on pipe</text:span></text:p>
      <text:p text:style-name="P17"><text:span text:style-name="T3"><text:s/></text:span></text:p>
      <text:p text:style-name="P17">Si se omite el separador, la matriz devuelta contendrá la cadena completa en el índice [0].</text:p>
      <text:p text:style-name="P17">Si el separador es "", la matriz devuelta será una matriz de caracteres individuales:</text:p>
      <text:h text:style-name="P6" text:outline-level="3">Ejemplo</text:h>
      <text:p text:style-name="P22">text.split(<text:span text:style-name="T5">""</text:span>)</text:p>
      <text:p text:style-name="P17"><text:span text:style-name="T3"><text:s/></text:span></text:p>
      <text:h text:style-name="P2" text:outline-level="2"><text:span text:style-name="T3"/></text:h>
      <text:h text:style-name="P3" text:outline-level="2">Ejercicio:</text:h>
      <text:p text:style-name="P18">Convierta el texto en MAYÚSCULAS:</text:p>
      <text:p text:style-name="P7">let txt = "¡Hola mundo!";</text:p>
      <text:p text:style-name="P8"><text:span text:style-name="T10">txt</text:span> = t<text:span text:style-name="T10">xt</text:span>.<draw:control text:anchor-type="as-char" draw:z-index="0" draw:name="Forma1" draw:style-name="gr1" draw:text-style-name="P31" svg:width="3.599cm" svg:height="0.662cm" draw:control="control1"/>;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4T17:18:37.753000000</meta:creation-date>
    <dc:date>2024-03-14T17:53:39.903000000</dc:date>
    <meta:editing-duration>PT35M2S</meta:editing-duration>
    <meta:editing-cycles>1</meta:editing-cycles>
    <meta:document-statistic meta:table-count="5" meta:image-count="0" meta:object-count="0" meta:page-count="12" meta:paragraph-count="259" meta:word-count="1687" meta:character-count="10748" meta:non-whitespace-character-count="9234"/>
    <meta:generator>LibreOffice/7.6.0.3$Windows_X86_64 LibreOffice_project/69edd8b8ebc41d00b4de3915dc82f8f0fc3b6265</meta:generator>
  </office:meta>
</office:document-meta>
</file>